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charset="x-symbol"/>
    <style:font-face style:name="Noto Serif" svg:font-family="'Noto Serif'" style:font-family-generic="roman"/>
    <style:font-face style:name="Arial Unicode MS1" svg:font-family="'Arial Unicode MS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Noto Serif1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" svg:font-family="Helvetica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Condensed" style:font-family-generic="swiss" style:font-pitch="variable"/>
    <style:font-face style:name="Noto Sans3" svg:font-family="'Noto Sans'" style:font-adornments="Light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ok_20_Author">
      <style:text-properties style:use-window-font-color="true" loext:opacity="0%" style:font-name="Noto Sans1" fo:font-size="16pt" fo:language="en" fo:country="US" fo:font-style="italic" fo:font-weight="bold" officeooo:rsid="05f039df" officeooo:paragraph-rsid="000bf273" style:font-name-complex="Helvetica"/>
    </style:style>
    <style:style style:name="P2" style:family="paragraph" style:parent-style-name="Book_20_Publisher">
      <style:text-properties officeooo:paragraph-rsid="000bf273"/>
    </style:style>
    <style:style style:name="P3" style:family="paragraph" style:parent-style-name="Book_20_SubTitle">
      <style:text-properties officeooo:paragraph-rsid="000bf273"/>
    </style:style>
    <style:style style:name="P4" style:family="paragraph" style:parent-style-name="Book_20_Title" style:master-page-name="First_20_Page">
      <style:paragraph-properties style:page-number="auto"/>
      <style:text-properties officeooo:paragraph-rsid="000bf273"/>
    </style:style>
    <style:style style:name="P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6817e86"/>
    </style:style>
    <style:style style:name="T2" style:family="text">
      <style:text-properties style:font-name="Noto Sans2" fo:font-size="16pt" officeooo:rsid="00adff41"/>
    </style:style>
    <style:style style:name="T3" style:family="text">
      <style:text-properties style:font-name="Noto Sans2" fo:font-size="16pt" officeooo:rsid="0090a85d"/>
    </style:style>
    <style:style style:name="T4" style:family="text">
      <style:text-properties officeooo:rsid="00ac346c"/>
    </style:style>
    <style:style style:name="T5" style:family="text">
      <style:text-properties fo:font-size="16pt" officeooo:rsid="0091a0ef" style:font-size-asian="16pt" style:font-size-complex="16pt"/>
    </style:style>
    <style:style style:name="T6" style:family="text">
      <style:text-properties fo:font-size="16pt" officeooo:rsid="00c71176" style:font-size-asian="16pt" style:font-size-complex="16pt"/>
    </style:style>
    <style:style style:name="T7" style:family="text">
      <style:text-properties fo:font-size="16pt" officeooo:rsid="0090a85d" style:font-size-asian="16pt" style:font-size-complex="16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1" style:font-size-asian="12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itle/><office:annotation><dc:creator>David Snow</dc:creator><dc:date>2020-08-18T18:04:12.443206318</dc:date><meta:creator-initials>DWS</meta:creator-initials><text:p text:style-name="P5"><text:span text:style-name="T8">Be sure to input fields: Title </text:span></text:p><text:p text:style-name="P5"><text:span text:style-name="T8">Edit as required</text:span></text:p></office:annotation><text:bookmark text:name="guide_title-page"/></text:p>
      <text:p text:style-name="P3"><text:span text:style-name="T2">Your Very </text:span><text:span text:style-name="T3">Long Keyword-rich Subtitle</text:span>.</text:p>
      <text:p text:style-name="P2">Edition: <text:span text:style-name="T4">1.0</text:span></text:p>
      <text:p text:style-name="P2"><text:span text:style-name="T5">Book 1 of </text:span><text:span text:style-name="T6">Your </text:span><text:span text:style-name="T5">Series </text:span><text:span text:style-name="T7">Name</text:span></text:p>
      <text:p text:style-name="P2">by</text:p>
      <text:p text:style-name="P1"><text:span text:style-name="T1">Author</text:span>Nam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charset="x-symbol"/>
    <style:font-face style:name="Noto Serif" svg:font-family="'Noto Serif'" style:font-family-generic="roman"/>
    <style:font-face style:name="Arial Unicode MS1" svg:font-family="'Arial Unicode MS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Noto Serif1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" svg:font-family="Helvetica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Condensed" style:font-family-generic="swiss" style:font-pitch="variable"/>
    <style:font-face style:name="Noto Sans3" svg:font-family="'Noto Sans'" style:font-adornments="Light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 Unicode MS1" style:font-family-complex="'Arial Unicode MS'" style:font-family-generic-complex="swiss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use-window-font-color="true" loext:opacity="0%" style:font-name="Noto Serif1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use-window-font-color="true" loext:opacity="0%" style:font-name="Noto Sans1" fo:font-family="'Noto Sans'" style:font-style-name="Bold" style:font-family-generic="swiss" style:font-pitch="variable" fo:font-size="16pt" fo:language="en" fo:country="US" fo:font-style="normal" fo:font-weight="bold" style:font-name-complex="Helvetica" style:font-family-complex="Helvetica" style:font-style-name-complex="Regular" style:font-family-generic-complex="swiss" style:font-pitch-complex="variable"/>
    </style:style>
    <style:style style:name="Book_20_Title" style:display-name="Book Title" style:family="paragraph" style:parent-style-name="Heading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use-window-font-color="true" loext:opacity="0%" style:font-name="Noto Sans1" fo:font-family="'Noto Sans'" style:font-style-name="Bold" style:font-family-generic="swiss" style:font-pitch="variable" fo:font-size="24pt" fo:language="en" fo:country="US" fo:font-weight="bold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Heading_20_Font" style:display-name="Heading Font" style:family="paragraph">
      <style:text-properties style:font-name="Noto Sans2" fo:font-family="'Noto Sans'" style:font-style-name="Condensed" style:font-family-generic="swiss" style:font-pitch="variable" fo:language="en" fo:country="US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font-weight="bold"/>
    </style:style>
    <style:style style:name="Book_20_SubTitle" style:display-name="Book SubTitle" style:family="paragraph" style:parent-style-name="Centre">
      <style:text-properties style:use-window-font-color="true" loext:opacity="0%" style:font-name="Noto Sans3" fo:font-family="'Noto Sans'" style:font-style-name="Light" style:font-family-generic="swiss" style:font-pitch="variable" fo:font-size="16pt" fo:language="en" fo:country="US" fo:font-weight="250" style:font-name-complex="Helvetica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use-window-font-color="true" loext:opacity="0%" style:font-name="Noto Sans3" fo:font-family="'Noto Sans'" style:font-style-name="Light" style:font-family-generic="swiss" style:font-pitch="variable" fo:language="en" fo:country="US" fo:font-weight="250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Copyright"/>
    <style:master-page style:name="Copyright" style:page-layout-name="Mpm3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11-29T14:56:55.552423007</meta:creation-date>
    <dc:date>2020-11-29T14:57:30.627953945</dc:date>
    <dc:creator>David Snow</dc:creator>
    <meta:editing-duration>PT35S</meta:editing-duration>
    <meta:editing-cycles>1</meta:editing-cycles>
    <meta:document-statistic meta:table-count="0" meta:image-count="0" meta:object-count="0" meta:page-count="1" meta:paragraph-count="7" meta:word-count="16" meta:character-count="88" meta:non-whitespace-character-count="78"/>
    <meta:generator>LibreOffice/7.0.3.1$MacOSX_X86_64 LibreOffice_project/d7547858d014d4cf69878db179d326fc3483e082</meta:generator>
  </office:meta>
</office:document-meta>
</file>